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ingMap.completeMapp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codingMap.addMapping( String java , String iana , boolean is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codingMap.Encod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codingMap.getJava2IANAMapping( String jav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codingMap.getIANA2JavaMapping( String ian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